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B0000003227576F4E3AF4CC21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otted_20__28_var_29_"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2.35cm" fo:min-width="7.995cm" fo:padding-top="0.1cm" fo:padding-bottom="0.1cm" fo:padding-left="0.1cm" fo:padding-right="0.1cm" draw:shadow-opacity="0%"/>
    </style:style>
    <style:style style:name="gr3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308cm" fo:min-width="3.208cm" fo:padding-top="0.05cm" fo:padding-bottom="0.05cm" fo:padding-left="0.05cm" fo:padding-right="0.05cm" fo:wrap-option="no-wrap" draw:shadow-opacity="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  <style:text-properties style:font-name="Arial" fo:font-size="22pt" fo:font-weight="bold"/>
    </style:style>
    <style:style style:name="T1" style:family="text">
      <style:text-properties style:font-name="Arial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46cm" svg:x="4.434cm" svg:y="3.54cm">
          <draw:image xlink:href="Pictures/10000201000004B0000003227576F4E3AF4CC216.png" xlink:type="simple" xlink:show="embed" xlink:actuate="onLoad">
            <text:p/>
          </draw:image>
        </draw:frame>
        <draw:custom-shape draw:style-name="gr2" draw:text-style-name="P2" draw:layer="layout" svg:width="11.589cm" svg:height="3.604cm" draw:transform="skewX (-8.91602785045196E-017) rotate (2.04709667966415) translate (16.091cm 16.5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7cm" svg:height="2cm" svg:x="20.2cm" svg:y="4.699cm">
          <text:p text:style-name="P1"><text:span text:style-name="T1">Depots hi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424.6330567964 59802.09895052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16:34:30.165055014</meta:creation-date>
    <dc:date>2019-09-18T16:37:25.510983746</dc:date>
    <meta:editing-duration>PT2M55S</meta:editing-duration>
    <meta:editing-cycles>1</meta:editing-cycles>
    <meta:document-statistic meta:object-count="3"/>
    <meta:generator>LibreOffice/5.4.5.1$MacOSX_X86_64 LibreOffice_project/79c9829dd5d8054ec39a82dc51cd9eff340dbee8</meta:generator>
  </office:meta>
</office:document-meta>
</file>